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ontar o número de operações consideradas relevantes. Sendo elas operações que podem ser comparações, operações aritméticas, movimento de dados, etc.</text:p>
      <text:p text:style-name="Standard"/>
      <text:p text:style-name="Standard">2. O pior cenário é quando o algoritmo usa mais recursos do computador quando comparando com outros casos.</text:p>
      <text:p text:style-name="Standard"/>
      <text:p text:style-name="Standard">3. N.</text:p>
      <text:p text:style-name="Standard"/>
      <text:p text:style-name="Standard">4. O(n*m).</text:p>
      <text:p text:style-name="Standard"/>
      <text:p text:style-name="Standard">5. 1 + (n*i)</text:p>
      <text:p text:style-name="Standard"/>
      <text:p text:style-name="Standard">6. Sim.</text:p>
      <text:p text:style-name="Standard"/>
      <text:p text:style-name="Standard">7. 2 + N + M.</text:p>
      <text:p text:style-name="Standard"/>
      <text:p text:style-name="Standard">8. 3 + (n*n).</text:p>
      <text:p text:style-name="Standard"/>
      <text:p text:style-name="Standard">9. Que dizer que ele é mais eficiente.</text:p>
      <text:p text:style-name="Standard"/>
      <text:p text:style-name="Standard">10. 2 + 2(i/2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Arial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meta:editing-cycles>2</meta:editing-cycles>
    <meta:creation-date>2008-08-22T11:41:04</meta:creation-date>
    <dc:date>2021-03-23T20:50:44.808849546</dc:date>
    <meta:editing-duration>PT13S</meta:editing-duration>
    <meta:document-statistic meta:table-count="0" meta:image-count="0" meta:object-count="0" meta:page-count="1" meta:paragraph-count="10" meta:word-count="71" meta:character-count="371" meta:non-whitespace-character-count="310"/>
  </office:meta>
</office:document-meta>
</file>